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16.016cm"/>
    </style:style>
    <style:style style:name="co5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8.968cm"/>
    </style:style>
    <style:style style:name="co10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8.107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8.8cm"/>
    </style:style>
    <style:style style:name="co17" style:family="table-column">
      <style:table-column-properties fo:break-before="auto" style:column-width="11.714cm"/>
    </style:style>
    <style:style style:name="co18" style:family="table-column">
      <style:table-column-properties fo:break-before="auto" style:column-width="9.855cm"/>
    </style:style>
    <style:style style:name="co19" style:family="table-column">
      <style:table-column-properties fo:break-before="auto" style:column-width="22.648cm"/>
    </style:style>
    <style:style style:name="co20" style:family="table-column">
      <style:table-column-properties fo:break-before="auto" style:column-width="2.835cm"/>
    </style:style>
    <style:style style:name="co21" style:family="table-column">
      <style:table-column-properties fo:break-before="auto" style:column-width="10.522cm"/>
    </style:style>
    <style:style style:name="co22" style:family="table-column">
      <style:table-column-properties fo:break-before="auto" style:column-width="7.414cm"/>
    </style:style>
    <style:style style:name="co23" style:family="table-column">
      <style:table-column-properties fo:break-before="auto" style:column-width="3.944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7.108cm"/>
    </style:style>
    <style:style style:name="co26" style:family="table-column">
      <style:table-column-properties fo:break-before="auto" style:column-width="15.072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7.026cm"/>
    </style:style>
    <style:style style:name="co33" style:family="table-column">
      <style:table-column-properties fo:break-before="auto" style:column-width="10.245cm"/>
    </style:style>
    <style:style style:name="co34" style:family="table-column">
      <style:table-column-properties fo:break-before="auto" style:column-width="9.544cm"/>
    </style:style>
    <style:style style:name="co35" style:family="table-column">
      <style:table-column-properties fo:break-before="auto" style:column-width="2.891cm"/>
    </style:style>
    <style:style style:name="co36" style:family="table-column">
      <style:table-column-properties fo:break-before="auto" style:column-width="3.196cm"/>
    </style:style>
    <style:style style:name="co37" style:family="table-column">
      <style:table-column-properties fo:break-before="auto" style:column-width="5.1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17" table:default-cell-style-name="ce1"/>
        <table:table-column table:style-name="co37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itial = Neat text</text:p>
          </table:table-cell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RTF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Office Word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nging settings</text:p>
          </table:table-cell>
          <table:table-cell office:value-type="string">
            <text:p>Log &gt; On</text:p>
          </table:table-cell>
          <table:table-cell office:value-type="string">
            <text:p>New file is created</text:p>
          </table:table-cell>
          <table:table-cell office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 is created</text:p>
          </table:table-cell>
          <table:table-cell office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text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nable all raw logs</text:p>
          </table:table-cell>
          <table:table-cell office:value-type="string">
            <text:p>Files are created</text:p>
          </table:table-cell>
          <table:table-cell office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en files in hex editor</text:p>
          </table:table-cell>
          <table:table-cell office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s are created</text:p>
          </table:table-cell>
          <table:table-cell office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s in text editor</text:p>
          </table:table-cell>
          <table:table-cell office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22.12.2015</text:date>, <text:time>10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6H2M34S</meta:editing-duration>
    <meta:editing-cycles>123</meta:editing-cycles>
    <meta:generator>OpenOffice/4.1.1$Win32 OpenOffice.org_project/411m6$Build-9775</meta:generator>
    <dc:date>2015-12-22T10:45:25.31</dc:date>
    <meta:print-date>2013-02-02T14:44:49.07</meta:print-date>
    <dc:creator>Matthias Kläy</dc:creator>
    <meta:document-statistic meta:table-count="10" meta:cell-count="915" meta:object-count="0"/>
    <meta:user-defined meta:name="Info 1"/>
    <meta:user-defined meta:name="Info 2"/>
    <meta:user-defined meta:name="Info 3"/>
    <meta:user-defined meta:name="Info 4"/>
  </office:meta>
</office:document-meta>
</file>